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Object.setFunction( String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Objec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Object.JSONP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PObject.addParameter( Objec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Object.JSONPObject( String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Object.write( JSONSerializer serializer , Object fieldName , Type fieldType , int featu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PObject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Object.get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